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E1B1ACF.png"/>
  <manifest:file-entry manifest:media-type="image/png" manifest:full-path="Pictures/10000000000003200000025809C7EF31.png"/>
  <manifest:file-entry manifest:media-type="image/png" manifest:full-path="Pictures/1000000000000320000002588695583A.png"/>
  <manifest:file-entry manifest:media-type="" manifest:full-path="Pictures/TablePreview2.svm"/>
  <manifest:file-entry manifest:media-type="image/png" manifest:full-path="Pictures/100000000000032000000258BA875082.png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1cm" fo:min-width="21.033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tunnel-subtitle">
      <style:graphic-properties draw:fill-color="#ffffff" fo:min-height="13.275cm"/>
    </style:style>
    <style:style style:name="pr2" style:family="presentation" style:parent-style-name="lyt-tunnel-notes">
      <style:graphic-properties draw:fill-color="#ffffff" draw:auto-grow-height="true" fo:min-height="12.573cm"/>
    </style:style>
    <style:style style:name="pr3" style:family="presentation" style:parent-style-name="lyt-tunnel-title">
      <style:graphic-properties draw:auto-grow-height="true" fo:min-height="2.653cm"/>
    </style:style>
    <style:style style:name="pr4" style:family="presentation" style:parent-style-name="lyt-tunnel-notes">
      <style:graphic-properties draw:fill-color="#ffffff" fo:min-height="12.322cm"/>
    </style:style>
    <style:style style:name="pr5" style:family="presentation" style:parent-style-name="lyt-tunnel-title">
      <style:graphic-properties fo:min-height="2.40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4.318cm" style:use-optimal-column-width="false"/>
    </style:style>
    <style:style style:name="co4" style:family="table-column">
      <style:table-column-properties style:column-width="4.317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334cm"/>
    </style:style>
    <style:style style:name="ro3" style:family="table-row">
      <style:table-row-properties style:row-height="1.3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32">
        <draw:frame presentation:style-name="pr1" draw:layer="layout" svg:width="22.234cm" svg:height="13.275cm" svg:x="2.852cm" svg:y="2.524cm" presentation:class="subtitle">
          <draw:text-box>
            <text:p>Contrôleur RTQ</text:p>
            <text:p>Spécification technique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unnel" presentation:presentation-page-layout-name="AL2T8">
        <draw:frame presentation:style-name="pr3" draw:layer="layout" svg:width="22.234cm" svg:height="3.473cm" svg:x="2.852cm" svg:y="1.989cm" presentation:class="title" presentation:user-transformed="true">
          <draw:text-box>
            <text:p>Structure de la table Programmes</text:p>
          </draw:text-box>
        </draw:frame>
        <draw:frame draw:name="Object 1" draw:style-name="gr2" draw:layer="layout" svg:width="16.862cm" svg:height="12.003cm" svg:x="7.039cm" svg:y="6.068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8">
        <draw:frame presentation:style-name="pr5" draw:layer="layout" svg:width="22.234cm" svg:height="2.402cm" svg:x="2.852cm" svg:y="2.524cm" presentation:class="title" presentation:user-transformed="true">
          <draw:text-box>
            <text:p>Allocations EEPROM </text:p>
          </draw:text-box>
        </draw:frame>
        <draw:frame draw:name="Object 2" draw:style-name="gr2" draw:layer="layout" svg:width="21.22cm" svg:height="7.555cm" svg:x="3.131cm" svg:y="6.068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8">
        <draw:frame presentation:style-name="pr5" draw:layer="layout" svg:width="22.234cm" svg:height="2.402cm" svg:x="2.852cm" svg:y="2.524cm" presentation:class="title">
          <draw:text-box>
            <text:p>Mode PGM</text:p>
          </draw:text-box>
        </draw:frame>
        <draw:frame draw:name="Object 3" draw:style-name="gr2" draw:layer="layout" svg:width="21.78cm" svg:height="9.905cm" svg:x="2.852cm" svg:y="6.13cm" presentation:class="table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21.533cm" svg:height="3.806cm" svg:x="3.54cm" svg:y="12.43cm">
          <draw:text-box>
            <text:p>En mode programmation, les commandes débutent par le charactère *</text:p>
            <text:p>Ensuite, l'index du registre RAM à écrire est spécifié par ADD[1:0]</text:p>
            <text:p>La valeur à écrire est spécifiée par ARG[1:0]. Les valeurs sont spécifiées en nombre décimal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3T19">
        <draw:frame presentation:style-name="pr3" draw:layer="layout" svg:width="22.234cm" svg:height="2.653cm" svg:x="2.852cm" svg:y="2.399cm" presentation:class="title">
          <draw:text-box>
            <text:p>Boucle principale</text:p>
          </draw:text-box>
        </draw:frame>
        <draw:custom-shape draw:style-name="gr4" draw:text-style-name="P2" draw:id="id1" draw:layer="layout" svg:width="4.445cm" svg:height="1.27cm" svg:x="6.555cm" svg:y="9.224cm">
          <text:p text:style-name="P1"><text:span text:style-name="T1">COR_IN fla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3" draw:layer="layout" svg:width="4.445cm" svg:height="1.309cm" svg:x="6.555cm" svg:y="11.229cm">
          <text:p text:style-name="P1"><text:span text:style-name="T1">DTMF_in flag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4" draw:layer="layout" svg:width="5.08cm" svg:height="1.27cm" svg:x="11.635cm" svg:y="11.229cm">
          <text:p text:style-name="P1"><text:span text:style-name="T1">Process </text:span></text:p>
          <text:p text:style-name="P1"><text:span text:style-name="T1">DTM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2" draw:layer="layout" svg:width="2.54cm" svg:height="1.27cm" svg:x="11.67cm" svg:y="9.224cm">
          <text:p text:style-name="P1"><text:span text:style-name="T1">Process </text:span></text:p>
          <text:p text:style-name="P1"><text:span text:style-name="T1">COR_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1cm" svg:y1="9.858cm" svg:x2="11.67cm" svg:y2="9.858cm" draw:start-shape="id1" draw:start-glue-point="7" draw:end-shape="id2" draw:end-glue-point="6" svg:d="m11000 9858h670">
          <text:p/>
        </draw:connector>
        <draw:connector draw:style-name="gr5" draw:text-style-name="P1" draw:layer="layout" svg:x1="8.777cm" svg:y1="10.494cm" svg:x2="8.777cm" svg:y2="11.229cm" draw:start-shape="id1" draw:start-glue-point="6" draw:end-shape="id3" draw:end-glue-point="4" svg:d="m8777 10494v735">
          <text:p/>
        </draw:connector>
        <draw:connector draw:style-name="gr5" draw:text-style-name="P1" draw:layer="layout" svg:x1="11cm" svg:y1="11.883cm" svg:x2="11.635cm" svg:y2="11.863cm" draw:start-shape="id3" draw:start-glue-point="7" draw:end-shape="id4" draw:end-glue-point="6" svg:d="m11000 11883h318v-20h317">
          <text:p/>
        </draw:connector>
        <draw:frame draw:style-name="gr6" draw:text-style-name="P3" draw:layer="layout" svg:width="4.443cm" svg:height="1.199cm" svg:x="17.512cm" svg:y="5.516cm">
          <draw:text-box>
            <text:p><text:span text:style-name="T1">COR_IN flag set by</text:span></text:p>
            <text:p><text:span text:style-name="T1">Interrupt or by timer0</text:span></text:p>
          </draw:text-box>
        </draw:frame>
        <draw:custom-shape draw:style-name="gr4" draw:text-style-name="P2" draw:id="id9" draw:layer="layout" svg:width="2.54cm" svg:height="1.27cm" svg:x="11.635cm" svg:y="14.939cm">
          <text:p text:style-name="P1"><text:span text:style-name="T1">Update PT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5" draw:layer="layout" svg:width="2.54cm" svg:height="1.27cm" svg:x="14.97cm" svg:y="9.224cm">
          <text:p text:style-name="P1"><text:span text:style-name="T1">Activate </text:span></text:p>
          <text:p text:style-name="P1"><text:span text:style-name="T1">RX <text:s/>rela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21cm" svg:y1="9.858cm" svg:x2="14.97cm" svg:y2="9.858cm" draw:start-shape="id2" draw:start-glue-point="10" draw:end-shape="id5" draw:end-glue-point="6" svg:d="m14210 9858h760">
          <text:p/>
        </draw:connector>
        <draw:custom-shape draw:style-name="gr4" draw:text-style-name="P2" draw:id="id7" draw:layer="layout" svg:width="5.08cm" svg:height="1.27cm" svg:x="11.635cm" svg:y="13.034cm">
          <text:p text:style-name="P1"><text:span text:style-name="T1">Clear DTMF</text:span></text:p>
          <text:p text:style-name="P1"><text:span text:style-name="T1">arr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8" draw:layer="layout" svg:width="4.445cm" svg:height="1.309cm" svg:x="6.557cm" svg:y="14.931cm">
          <text:p text:style-name="P1"><text:span text:style-name="T1">PTT needs</text:span></text:p>
          <text:p text:style-name="P1"><text:span text:style-name="T1">updat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draw:id="id6" draw:layer="layout" svg:width="4.445cm" svg:height="1.309cm" svg:x="6.557cm" svg:y="13.031cm">
          <text:p text:style-name="P1"><text:span text:style-name="T1">COR dro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002cm" svg:y1="13.685cm" svg:x2="11.635cm" svg:y2="13.668cm" draw:start-shape="id6" draw:start-glue-point="7" draw:end-shape="id7" draw:end-glue-point="6" svg:d="m11002 13685h317v-17h316">
          <text:p/>
        </draw:connector>
        <draw:connector draw:style-name="gr5" draw:text-style-name="P1" draw:layer="layout" svg:x1="8.777cm" svg:y1="12.538cm" svg:x2="8.779cm" svg:y2="13.031cm" draw:start-shape="id3" draw:start-glue-point="6" draw:end-shape="id6" draw:end-glue-point="4" svg:d="m8777 12538v246h2v247">
          <text:p/>
        </draw:connector>
        <draw:connector draw:style-name="gr5" draw:text-style-name="P1" draw:layer="layout" svg:x1="8.779cm" svg:y1="14.34cm" svg:x2="8.779cm" svg:y2="14.931cm" draw:start-shape="id6" draw:start-glue-point="6" draw:end-shape="id8" draw:end-glue-point="4" svg:d="m8779 14340v591">
          <text:p/>
        </draw:connector>
        <draw:connector draw:style-name="gr5" draw:text-style-name="P1" draw:layer="layout" svg:x1="11.002cm" svg:y1="15.585cm" svg:x2="11.635cm" svg:y2="15.573cm" draw:start-shape="id8" draw:start-glue-point="7" draw:end-shape="id9" draw:end-glue-point="6" svg:d="m11002 15585h317v-12h316">
          <text:p/>
        </draw:connector>
        <draw:custom-shape draw:style-name="gr4" draw:text-style-name="P2" draw:id="id10" draw:layer="layout" svg:width="2.54cm" svg:height="1.27cm" svg:x="18.145cm" svg:y="9.255cm">
          <text:p text:style-name="P1"><text:span text:style-name="T1">Set PTT </text:span></text:p>
          <text:p text:style-name="P1"><text:span text:style-name="T1">regi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7.51cm" svg:y1="9.858cm" svg:x2="18.145cm" svg:y2="9.889cm" draw:start-shape="id5" draw:start-glue-point="10" draw:end-shape="id10" draw:end-glue-point="6" svg:d="m17510 9858h318v31h317">
          <text:p/>
        </draw:connecto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3T19">
        <draw:frame presentation:style-name="pr5" draw:layer="layout" svg:width="22.234cm" svg:height="2.402cm" svg:x="2.852cm" svg:y="2.524cm" presentation:class="title">
          <draw:text-box>
            <text:p>Program data structure</text:p>
          </draw:text-box>
        </draw:frame>
        <draw:frame draw:style-name="standard" draw:layer="layout" svg:width="14.098cm" svg:height="1.943cm" svg:x="6.586cm" svg:y="6.7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Key</text:p>
              </table:table-cell>
              <table:table-cell>
                <text:p>Instruction Pointer</text:p>
              </table:table-cell>
            </table:table-row>
            <table:table-row table:style-name="ro1" table:default-cell-style-name="ce1">
              <table:table-cell>
                <text:p>4 bits</text:p>
              </table:table-cell>
              <table:table-cell>
                <text:p>4 bit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layer="layout" svg:width="5.967cm" svg:height="4.517cm" svg:x="6.715cm" svg:y="9.89cm">
          <draw:text-box>
            <text:p>Typedef word_def {</text:p>
            <text:p><text:tab/>Key : 4,</text:p>
            <text:p><text:tab/>InstPtr : 4</text:p>
            <text:p>} Program_s;</text:p>
            <text:p/>
            <text:p>Program_s Pgm[9];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3T19">
        <draw:frame presentation:style-name="pr5" draw:layer="layout" svg:width="22.234cm" svg:height="2.402cm" svg:x="2.852cm" svg:y="2.524cm" presentation:class="title">
          <draw:text-box>
            <text:p>RAM data structure</text:p>
          </draw:text-box>
        </draw:frame>
        <draw:frame draw:style-name="standard" draw:layer="layout" svg:width="21.588cm" svg:height="12.011cm" svg:x="3.54cm" svg:y="6.12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2">
              <table:table-cell table:number-columns-spanned="4">
                <text:p text:style-name="P1"><text:span text:style-name="T2">Program [0:4]</text:span></text:p>
              </table:table-cell>
              <table:covered-table-cell/>
              <table:covered-table-cell/>
              <table:covered-table-cell/>
              <table:table-cell table:style-name="ce1">
                <text:p><text:span text:style-name="T3">Inst Ptr</text:span></text:p>
              </table:table-cell>
            </table:table-row>
            <table:table-row table:style-name="ro2" table:default-cell-style-name="ce1">
              <table:table-cell>
                <text:p><text:span text:style-name="T4">Pgm[0].Key[0]</text:span></text:p>
              </table:table-cell>
              <table:table-cell>
                <text:p><text:span text:style-name="T4">Pgm[0].Key[1]</text:span></text:p>
              </table:table-cell>
              <table:table-cell>
                <text:p><text:span text:style-name="T4">Pgm[0].Key[2]</text:span></text:p>
              </table:table-cell>
              <table:table-cell>
                <text:p><text:span text:style-name="T4">Pgm[0].Key[3]</text:span></text:p>
              </table:table-cell>
              <table:table-cell>
                <text:p><text:span text:style-name="T3">Pgm[0].InstPtr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shapes9" xlink:href="Pictures/10000000000003200000025809C7EF31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water" style:repeat="stretch"/>
    </style:style>
    <style:style style:name="Mdp5" style:family="drawing-page">
      <style:drawing-page-properties draw:background-size="border" draw:fill="bitmap" draw:fill-image-name="tunnel_5f_box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tunnel-title">
      <style:graphic-properties draw:fill-color="#ffffff" draw:auto-grow-height="false" fo:min-height="3.507cm"/>
    </style:style>
    <style:style style:name="Mpr14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15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16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 draw:page-number="1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Mpr1" draw:text-style-name="MP1" draw:layer="backgroundobjects" svg:width="6.043cm" svg:height="1.351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222cm" svg:height="1.351cm" svg:x="9.871cm" svg:y="18.8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043cm" svg:height="1.351cm" svg:x="19.598cm" svg:y="18.8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1.771cm" svg:height="3.271cm" svg:x="2.852cm" svg:y="2.86cm" presentation:class="title" presentation:placeholder="true">
        <draw:text-box/>
      </draw:frame>
      <draw:frame presentation:style-name="wine-outline1" draw:layer="backgroundobjects" svg:width="20.381cm" svg:height="11.194cm" svg:x="3.779cm" svg:y="7.063cm" presentation:class="outline" presentation:placeholder="true">
        <draw:text-box/>
      </draw:frame>
      <draw:frame presentation:style-name="Mpr4" draw:text-style-name="MP4" draw:layer="backgroundobjects" svg:width="6.043cm" svg:height="1.351cm" svg:x="2.297cm" svg:y="18.846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222cm" svg:height="1.351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043cm" svg:height="1.351cm" svg:x="19.598cm" svg:y="18.84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3.345cm" svg:height="3.271cm" svg:x="2.297cm" svg:y="1.78cm" presentation:class="title" presentation:placeholder="true">
        <draw:text-box/>
      </draw:frame>
      <draw:frame presentation:style-name="lyt-brown-outline1" draw:layer="backgroundobjects" svg:width="23.345cm" svg:height="12.928cm" svg:x="2.297cm" svg:y="5.584cm" presentation:class="outline" presentation:placeholder="true">
        <draw:text-box/>
      </draw:frame>
      <draw:frame presentation:style-name="Mpr7" draw:text-style-name="MP4" draw:layer="backgroundobjects" svg:width="6.043cm" svg:height="1.351cm" svg:x="2.297cm" svg:y="18.846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222cm" svg:height="1.351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043cm" svg:height="1.351cm" svg:x="19.598cm" svg:y="18.84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4">
      <draw:frame presentation:style-name="water-title" draw:layer="backgroundobjects" svg:width="21.308cm" svg:height="2.799cm" svg:x="3.316cm" svg:y="2.865cm" presentation:class="title" presentation:placeholder="true">
        <draw:text-box/>
      </draw:frame>
      <draw:frame presentation:style-name="water-outline1" draw:layer="backgroundobjects" svg:width="21.308cm" svg:height="11.661cm" svg:x="3.316cm" svg:y="6.13cm" presentation:class="outline" presentation:placeholder="true">
        <draw:text-box/>
      </draw:frame>
      <draw:frame presentation:style-name="Mpr10" draw:text-style-name="MP4" draw:layer="backgroundobjects" svg:width="6.043cm" svg:height="1.351cm" svg:x="2.297cm" svg:y="18.846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222cm" svg:height="1.351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043cm" svg:height="1.351cm" svg:x="19.598cm" svg:y="18.846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5">
      <draw:frame presentation:style-name="Mpr13" draw:text-style-name="MP7" draw:layer="backgroundobjects" svg:width="22.234cm" svg:height="2.652cm" svg:x="2.852cm" svg:y="2.399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1.771cm" svg:height="9.795cm" svg:x="2.852cm" svg:y="6.13cm" presentation:class="outline" presentation:placeholder="true">
        <draw:text-box/>
      </draw:frame>
      <draw:frame presentation:style-name="Mpr14" draw:text-style-name="MP4" draw:layer="backgroundobjects" svg:width="6.043cm" svg:height="1.351cm" svg:x="2.738cm" svg:y="17.325cm" presentation:class="date-time">
        <draw:text-box>
          <text:p text:style-name="MP4"><text:span text:style-name="MT1"><presentation:date-time/></text:span></text:p>
        </draw:text-box>
      </draw:frame>
      <draw:frame presentation:style-name="Mpr14" draw:text-style-name="MP5" draw:layer="backgroundobjects" svg:width="8.292cm" svg:height="1.351cm" svg:x="9.801cm" svg:y="17.373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6" draw:layer="backgroundobjects" svg:width="6.043cm" svg:height="1.351cm" svg:x="19.044cm" svg:y="17.37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5.265cm" svg:height="10.476cm" svg:x="3.161cm" svg:y="2.123cm" presentation:class="page"/>
        <draw:frame presentation:style-name="lyt-tunnel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Luc Romain</meta:initial-creator>
    <meta:creation-date>2010-06-21T21:28:05.88</meta:creation-date>
    <meta:editing-duration>PT01H31M59S</meta:editing-duration>
    <meta:editing-cycles>10</meta:editing-cycles>
    <dc:date>2010-09-07T20:22:27</dc:date>
    <dc:creator>Luc Romain</dc:creator>
    <meta:generator>OpenOffice.org/3.1$Unix OpenOffice.org_project/310m19$Build-9420</meta:generator>
    <meta:printed-by>Luc Romain</meta:printed-by>
    <meta:print-date>2010-06-21T22:19:13.84</meta:print-date>
    <meta:document-statistic meta:object-count="1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26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2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8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7"/>
        <table:table-column table:style-name="co1" table:default-cell-style-name="ce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5" table:number-rows-spanned="1">
            <text:p>Commandes</text:p>
          </table:table-cell>
          <table:covered-table-cell table:style-name="ce2"/>
          <table:covered-table-cell table:style-name="ce2"/>
          <table:covered-table-cell table:style-name="ce2"/>
          <table:covered-table-cell/>
          <table:table-cell/>
        </table:table-row>
        <table:table-row table:style-name="ro1">
          <table:table-cell table:style-name="ce2" office:value-type="string">
            <text:p>Char[0]</text:p>
          </table:table-cell>
          <table:table-cell table:style-name="ce2" office:value-type="string">
            <text:p>Char[1]</text:p>
          </table:table-cell>
          <table:table-cell table:style-name="ce2" office:value-type="string">
            <text:p>Char[2]</text:p>
          </table:table-cell>
          <table:table-cell table:style-name="ce2" office:value-type="string">
            <text:p>Char[3]</text:p>
          </table:table-cell>
          <table:table-cell table:style-name="ce2" office:value-type="string">
            <text:p>Index Programme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*</text:p>
          </table:table-cell>
          <table:table-cell table:style-name="ce3" office:value-type="float" office:value="0">
            <text:p>0</text:p>
          </table:table-cell>
          <table:table-cell office:value-type="string">
            <text:p>Touche D = Terminé / Vide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*</text:p>
          </table:table-cell>
          <table:table-cell table:style-name="ce3" office:value-type="string">
            <text:p>-</text:p>
          </table:table-cell>
          <table:table-cell table:style-name="ce3" office:value-type="float" office:value="5">
            <text:p>5</text:p>
          </table:table-cell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<text:s/>#</text:p>
          </table:table-cell>
          <table:table-cell table:style-name="ce3" office:value-type="float" office:value="8">
            <text:p>8</text:p>
          </table:table-cell>
          <table:table-cell office:value-type="string">
            <text:p>8 = PGM Mode</text:p>
          </table:table-cell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table:number-columns-spanned="3" table:number-rows-spanned="1">
            <text:p>Programme[0]</text:p>
          </table:table-cell>
          <table:covered-table-cell table:style-name="Default"/>
          <table:covered-table-cell table:style-name="Default"/>
          <table:table-cell office:value-type="string">
            <text:p>Chaque programme peut contenir jusqu'a 8 instruction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Address</text:p>
          </table:table-cell>
          <table:table-cell table:style-name="ce5" office:value-type="string">
            <text:p>Opérateur</text:p>
          </table:table-cell>
          <table:table-cell table:style-name="ce5" office:value-type="string">
            <text:p>Argument</text:p>
          </table:table-cell>
          <table:table-cell office:value-type="string">
            <text:p>Chaque instruction consiste d'un opérateur et d'un argument.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4" office:value-type="string" table:number-columns-spanned="4" table:number-rows-spanned="1">
            <text:p>Opérateurs</text:p>
          </table:table-cell>
          <table:covered-table-cell table:style-name="ce8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5" office:value-type="string">
            <text:p>ID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Argument</text:p>
          </table:table-cell>
          <table:table-cell table:style-name="ce5" office:value-type="string">
            <text:p>Valeurs</text:p>
          </table:table-cell>
          <table:table-cell table:number-columns-repeated="2"/>
        </table:table-row>
        <table:table-row table:style-name="ro1">
          <table:table-cell table:style-name="ce7" office:value-type="float" office:value="0">
            <text:p>0</text:p>
          </table:table-cell>
          <table:table-cell office:value-type="string">
            <text:p>Done/Exit</text:p>
          </table:table-cell>
          <table:table-cell office:value-type="string">
            <text:p>No</text:p>
          </table:table-cell>
          <table:table-cell table:style-name="ce7"/>
          <table:table-cell table:number-columns-repeated="2"/>
        </table:table-row>
        <table:table-row table:style-name="ro1">
          <table:table-cell table:style-name="ce7" office:value-type="float" office:value="1">
            <text:p>1</text:p>
          </table:table-cell>
          <table:table-cell office:value-type="string">
            <text:p>Send DTMF</text:p>
          </table:table-cell>
          <table:table-cell office:value-type="string">
            <text:p>Yes</text:p>
          </table:table-cell>
          <table:table-cell table:style-name="ce7" office:value-type="string">
            <text:p>0-9, A-D</text:p>
          </table:table-cell>
          <table:table-cell table:number-columns-repeated="2"/>
        </table:table-row>
        <table:table-row table:style-name="ro1">
          <table:table-cell table:style-name="ce7" office:value-type="float" office:value="2">
            <text:p>2</text:p>
          </table:table-cell>
          <table:table-cell office:value-type="string">
            <text:p>Send MorseID</text:p>
          </table:table-cell>
          <table:table-cell office:value-type="string">
            <text:p>Yes</text:p>
          </table:table-cell>
          <table:table-cell table:style-name="ce9" office:value-type="string">
            <text:p>0 ou 1</text:p>
          </table:table-cell>
          <table:table-cell table:number-columns-repeated="2"/>
        </table:table-row>
        <table:table-row table:style-name="ro1">
          <table:table-cell table:style-name="ce7" office:value-type="float" office:value="3">
            <text:p>3</text:p>
          </table:table-cell>
          <table:table-cell office:value-type="string">
            <text:p>Pause (500ms)</text:p>
          </table:table-cell>
          <table:table-cell office:value-type="string">
            <text:p>Yes</text:p>
          </table:table-cell>
          <table:table-cell table:style-name="ce7" office:value-type="string">
            <text:p>0 – 9 (*500ms)</text:p>
          </table:table-cell>
          <table:table-cell table:number-columns-repeated="2"/>
        </table:table-row>
        <table:table-row table:style-name="ro1">
          <table:table-cell table:style-name="ce7" office:value-type="float" office:value="4">
            <text:p>4</text:p>
          </table:table-cell>
          <table:table-cell office:value-type="string">
            <text:p>Update PTT</text:p>
          </table:table-cell>
          <table:table-cell office:value-type="string">
            <text:p>Yes</text:p>
          </table:table-cell>
          <table:table-cell table:style-name="ce7" office:value-type="string">
            <text:p>0-7</text:p>
          </table:table-cell>
          <table:table-cell table:number-columns-repeated="2"/>
        </table:table-row>
        <table:table-row table:style-name="ro1">
          <table:table-cell table:style-name="ce7" office:value-type="float" office:value="5">
            <text:p>5</text:p>
          </table:table-cell>
          <table:table-cell office:value-type="string">
            <text:p>Confirm (Beep)</text:p>
          </table:table-cell>
          <table:table-cell office:value-type="string">
            <text:p>Yes</text:p>
          </table:table-cell>
          <table:table-cell table:style-name="ce7" office:value-type="string">
            <text:p>0 ou 1</text:p>
          </table:table-cell>
          <table:table-cell table:number-columns-repeated="2"/>
        </table:table-row>
        <table:table-row table:style-name="ro1">
          <table:table-cell table:style-name="ce7" office:value-type="float" office:value="6">
            <text:p>6</text:p>
          </table:table-cell>
          <table:table-cell office:value-type="string">
            <text:p>Enter PGM mode</text:p>
          </table:table-cell>
          <table:table-cell office:value-type="string">
            <text:p>Yes</text:p>
          </table:table-cell>
          <table:table-cell table:style-name="ce7" office:value-type="string">
            <text:p>0 ou 1</text:p>
          </table:table-cell>
          <table:table-cell table:number-columns-repeated="2"/>
        </table:table-row>
        <table:table-row table:style-name="ro1">
          <table:table-cell table:style-name="ce7" office:value-type="float" office:value="7">
            <text:p>7</text:p>
          </table:table-cell>
          <table:table-cell office:value-type="string">
            <text:p>Jump to program</text:p>
          </table:table-cell>
          <table:table-cell office:value-type="string">
            <text:p>Yes</text:p>
          </table:table-cell>
          <table:table-cell table:style-name="ce7" office:value-type="string">
            <text:p><text:s/>0 – 3</text:p>
          </table:table-cell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06/21/2010</text:date>, <text:time>22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border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99" fo:border="0.0008in solid #000000"/>
    </style:style>
    <style:style style:name="ce7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ccff" fo:border="0.0008in solid #000000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7"/>
        <table:table-column table:style-name="co2" table:number-columns-repeated="6" table:default-cell-style-name="ce10"/>
        <table:table-column table:style-name="co3" table:default-cell-style-name="ce10"/>
        <table:table-row table:style-name="ro1">
          <table:table-cell table:style-name="ce1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office:value-type="string" table:number-columns-spanned="4" table:number-rows-spanned="1">
            <text:p>PGM0 Digit[0:3]</text:p>
          </table:table-cell>
          <table:covered-table-cell table:style-name="ce9"/>
          <table:covered-table-cell table:style-name="ce9"/>
          <table:covered-table-cell table:style-name="ce9"/>
          <table:table-cell table:style-name="ce6" office:value-type="string">
            <text:p>InstPtr[0]</text:p>
          </table:table-cell>
          <table:table-cell table:style-name="ce5" office:value-type="string" table:number-columns-spanned="3" table:number-rows-spanned="1">
            <text:p>PGM1 Digit[3:0]</text:p>
          </table:table-cell>
          <table:covered-table-cell table:style-name="ce9"/>
          <table:covered-table-cell table:style-name="ce9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PGM1 Digit[3:0]</text:p>
          </table:table-cell>
          <table:table-cell table:style-name="ce6" office:value-type="string">
            <text:p>InstPtr[1]</text:p>
          </table:table-cell>
          <table:table-cell table:style-name="ce4" office:value-type="string" table:number-columns-spanned="4" table:number-rows-spanned="1">
            <text:p>PGM2 Digit[0:3]</text:p>
          </table:table-cell>
          <table:covered-table-cell table:style-name="ce9"/>
          <table:covered-table-cell table:style-name="ce9"/>
          <table:covered-table-cell table:style-name="ce9"/>
          <table:table-cell table:style-name="ce6" office:value-type="string">
            <text:p>InstPtr[2]</text:p>
          </table:table-cell>
          <table:table-cell table:style-name="ce5" office:value-type="string">
            <text:p>PGM3 Digit[3:0]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4" office:value-type="string" table:number-columns-spanned="3" table:number-rows-spanned="1">
            <text:p>PGM3 Digit[0:3]</text:p>
          </table:table-cell>
          <table:covered-table-cell table:style-name="ce9"/>
          <table:covered-table-cell table:style-name="ce9"/>
          <table:table-cell table:style-name="ce6" office:value-type="string">
            <text:p>InstPtr[3]</text:p>
          </table:table-cell>
          <table:table-cell table:style-name="ce4" office:value-type="string" table:number-columns-spanned="4" table:number-rows-spanned="1">
            <text:p>PGM4 Digit[0:3]</text:p>
          </table:table-cell>
          <table:covered-table-cell table:style-name="ce9"/>
          <table:covered-table-cell table:style-name="ce9"/>
          <table:covered-table-cell table:style-name="ce9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string">
            <text:p>InstPtr[4]</text:p>
          </table:table-cell>
          <table:table-cell table:style-name="ce4" office:value-type="string" table:number-columns-spanned="4" table:number-rows-spanned="1">
            <text:p>PGM5 Digit[0:3]</text:p>
          </table:table-cell>
          <table:covered-table-cell table:style-name="ce9"/>
          <table:covered-table-cell table:style-name="ce9"/>
          <table:covered-table-cell table:style-name="ce9"/>
          <table:table-cell table:style-name="ce6" office:value-type="string">
            <text:p>InstPtr[5]</text:p>
          </table:table-cell>
          <table:table-cell table:style-name="ce5" office:value-type="string" table:number-columns-spanned="2" table:number-rows-spanned="1">
            <text:p>PGM6 Digit[3:0]</text:p>
          </table:table-cell>
          <table:covered-table-cell table:style-name="ce9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 table:number-columns-spanned="2" table:number-rows-spanned="1">
            <text:p>PGM6 Digit[3:0]</text:p>
          </table:table-cell>
          <table:covered-table-cell table:style-name="ce9"/>
          <table:table-cell table:style-name="ce6" office:value-type="string">
            <text:p>InstPtr[6]</text:p>
          </table:table-cell>
          <table:table-cell table:style-name="ce4" office:value-type="string" table:number-columns-spanned="4" table:number-rows-spanned="1">
            <text:p>PGM7 Digit[0:3]</text:p>
          </table:table-cell>
          <table:covered-table-cell table:style-name="ce9"/>
          <table:covered-table-cell table:style-name="ce9"/>
          <table:covered-table-cell table:style-name="ce9"/>
          <table:table-cell table:style-name="ce6" office:value-type="string">
            <text:p>InstPtr[7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 table:number-columns-spanned="8" table:number-rows-spanned="1">
            <text:p>Program0 &lt;MSB—LSB&gt; = &lt;OP – ARG&gt;</text:p>
          </table:table-cell>
          <table:covered-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string" table:number-columns-spanned="8" table:number-rows-spanned="1">
            <text:p>Program1 &lt;MSB—LSB&gt; = &lt;OP – ARG&gt;</text:p>
          </table:table-cell>
          <table:covered-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 table:number-columns-spanned="8" table:number-rows-spanned="1">
            <text:p>Program2 &lt;MSB—LSB&gt; = &lt;OP – ARG&gt;</text:p>
          </table:table-cell>
          <table:covered-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string" table:number-columns-spanned="8" table:number-rows-spanned="1">
            <text:p>Program3 &lt;MSB—LSB&gt; = &lt;OP – ARG&gt;</text:p>
          </table:table-cell>
          <table:covered-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string" table:number-columns-spanned="8" table:number-rows-spanned="1">
            <text:p>Program4 &lt;MSB—LSB&gt; = &lt;OP – ARG&gt;</text:p>
          </table:table-cell>
          <table:covered-table-cell table:number-columns-repeated="7"/>
        </table:table-row>
        <table:table-row table:style-name="ro1">
          <table:table-cell office:value-type="string">
            <text:p>A</text:p>
          </table:table-cell>
          <table:table-cell office:value-type="string" table:number-columns-spanned="8" table:number-rows-spanned="1">
            <text:p>Program5 &lt;MSB—LSB&gt; = &lt;OP – ARG&gt;</text:p>
          </table:table-cell>
          <table:covered-table-cell table:number-columns-repeated="7"/>
        </table:table-row>
        <table:table-row table:style-name="ro1">
          <table:table-cell office:value-type="string">
            <text:p>B</text:p>
          </table:table-cell>
          <table:table-cell office:value-type="string" table:number-columns-spanned="8" table:number-rows-spanned="1">
            <text:p>Program6 &lt;MSB—LSB&gt; = &lt;OP – ARG&gt;</text:p>
          </table:table-cell>
          <table:covered-table-cell table:number-columns-repeated="7"/>
        </table:table-row>
        <table:table-row table:style-name="ro1">
          <table:table-cell office:value-type="string">
            <text:p>C</text:p>
          </table:table-cell>
          <table:table-cell office:value-type="string" table:number-columns-spanned="8" table:number-rows-spanned="1">
            <text:p>Program7 &lt;MSB—LSB&gt; = &lt;OP – ARG&gt;</text:p>
          </table:table-cell>
          <table:covered-table-cell table:number-columns-repeated="7"/>
        </table:table-row>
        <table:table-row table:style-name="ro1">
          <table:table-cell office:value-type="string">
            <text:p>D</text:p>
          </table:table-cell>
          <table:table-cell table:style-name="ce8" office:value-type="string">
            <text:p>Enable</text:p>
          </table:table-cell>
          <table:table-cell table:style-name="ce8" office:value-type="string">
            <text:p>Polarity</text:p>
          </table:table-cell>
          <table:table-cell table:style-name="ce8" office:value-type="string">
            <text:p>PWM0_PTT</text:p>
          </table:table-cell>
          <table:table-cell table:style-name="ce8" office:value-type="string">
            <text:p>PWM1_PTT</text:p>
          </table:table-cell>
          <table:table-cell table:style-name="ce8" office:value-type="string">
            <text:p>PWM2_PTT</text:p>
          </table:table-cell>
          <table:table-cell table:style-name="ce8" office:value-type="string">
            <text:p>Site ID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</text:p>
          </table:table-cell>
          <table:table-cell table:style-name="ce8" office:value-type="string">
            <text:p>MorseID0</text:p>
          </table:table-cell>
          <table:table-cell table:style-name="ce8" office:value-type="string">
            <text:p>MorseID1</text:p>
          </table:table-cell>
          <table:table-cell table:style-name="ce8" office:value-type="string">
            <text:p>MorseID2</text:p>
          </table:table-cell>
          <table:table-cell table:style-name="ce8" office:value-type="string">
            <text:p>MorseID3</text:p>
          </table:table-cell>
          <table:table-cell table:style-name="ce8" office:value-type="string">
            <text:p>MorseID4</text:p>
          </table:table-cell>
          <table:table-cell table:style-name="ce8" office:value-type="string">
            <text:p>MorseID5</text:p>
          </table:table-cell>
          <table:table-cell table:style-name="Default" table:number-columns-repeated="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06/24/2010</text:date>, <text:time>13:3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808080"/>
    </style:style>
    <style:style style:name="ce6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4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9" table:number-rows-spanned="1">
            <text:p>Syntaxe du mode PGM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2"/>
        </table:table-row>
        <table:table-row table:style-name="ro2"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2" table:number-columns-spanned="6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/>
          <table:table-cell table:number-columns-repeated="2"/>
        </table:table-row>
        <table:table-row table:style-name="ro2">
          <table:table-cell table:style-name="ce3" office:value-type="string">
            <text:p>*</text:p>
          </table:table-cell>
          <table:table-cell table:style-name="ce3" office:value-type="string">
            <text:p>ADD[0]</text:p>
          </table:table-cell>
          <table:table-cell table:style-name="ce3" office:value-type="string">
            <text:p>ADD[1]</text:p>
          </table:table-cell>
          <table:table-cell table:style-name="ce3" office:value-type="string">
            <text:p>ARG[0]</text:p>
          </table:table-cell>
          <table:table-cell table:style-name="ce3" office:value-type="string">
            <text:p>ARG[1]</text:p>
          </table:table-cell>
          <table:table-cell table:style-name="ce3" office:value-type="string">
            <text:p>#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#</text:p>
          </table:table-cell>
          <table:table-cell office:value-type="string" table:number-columns-spanned="3" table:number-rows-spanned="1">
            <text:p>Écriture à un registre RAM</text:p>
          </table:table-cell>
          <table:covered-table-cell table:style-name="ce6"/>
          <table:covered-table-cell/>
        </table:table-row>
        <table:table-row table:style-name="ro3">
          <table:table-cell table:number-columns-repeated="3"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#</text:p>
          </table:table-cell>
          <table:table-cell office:value-type="string" table:number-columns-spanned="3" table:number-rows-spanned="1">
            <text:p>Inialise RAM avec valeurs par défaut</text:p>
          </table:table-cell>
          <table:covered-table-cell table:number-columns-repeated="2"/>
        </table:table-row>
        <table:table-row table:style-name="ro3">
          <table:table-cell table:number-columns-repeated="3" office:value-type="string">
            <text:p>*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#</text:p>
          </table:table-cell>
          <table:table-cell office:value-type="string" table:number-columns-spanned="3" table:number-rows-spanned="1">
            <text:p>Copie RAM dans EEPROM</text:p>
          </table:table-cell>
          <table:covered-table-cell table:number-columns-repeated="2"/>
        </table:table-row>
        <table:table-row table:style-name="ro2">
          <table:table-cell office:value-type="string">
            <text:p>*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</text:p>
          </table:table-cell>
          <table:table-cell office:value-type="string" table:number-columns-spanned="3" table:number-rows-spanned="1">
            <text:p>Sortie mode PGM</text:p>
          </table:table-cell>
          <table:covered-table-cell table:number-columns-repeated="2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06/21/2010</text:date>, <text:time>22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